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10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15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18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21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24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27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31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34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font-size="14pt" style:font-size-asian="14pt" style:font-size-complex="14pt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40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45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49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52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55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P57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58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P60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font-size="14pt" style:font-size-asian="14pt" style:font-size-complex="14pt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63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-asian="Calibri" fo:font-size="14pt" style:font-size-asian="14pt" style:font-size-complex="14pt"/>
    </style:style>
    <style:style style:name="P65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66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style:font-name-asian="Calibri" fo:font-size="14pt" style:font-size-asian="14pt" style:font-size-complex="14pt"/>
    </style:style>
    <style:style style:name="T68" style:parent-style-name="DefaultParagraphFont" style:family="text">
      <style:text-properties style:font-name-asian="Calibri" fo:font-size="14pt" style:font-size-asian="14pt" style:font-size-complex="14pt"/>
    </style:style>
    <style:style style:name="P69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70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style:font-name-asian="Calibri" fo:font-size="14pt" style:font-size-asian="14pt" style:font-size-complex="14pt"/>
    </style:style>
    <style:style style:name="P72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73" style:parent-style-name="DefaultParagraphFont" style:family="text">
      <style:text-properties style:font-name="Segoe UI Symbol" style:font-name-asian="MS Gothic"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font-size="14pt" style:font-size-asian="14pt" style:font-size-complex="14pt"/>
    </style:style>
    <style:style style:name="P77" style:parent-style-name="Standard" style:family="paragraph">
      <style:paragraph-properties fo:margin-left="0.2958in" fo:text-indent="-0.2958in">
        <style:tab-stops>
          <style:tab-stop style:type="left" style:position="0.3937in"/>
        </style:tab-stops>
      </style:paragraph-properties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81" style:parent-style-name="PlaceholderText" style:family="text">
      <style:text-properties fo:color="#ED1C24"/>
    </style:style>
    <style:style style:name="P82" style:parent-style-name="Standard" style:family="paragraph">
      <style:text-properties style:font-name-asian="Calibri" fo:font-size="14pt" style:font-size-asian="14pt" style:font-size-complex="14pt"/>
    </style:style>
  </office:automatic-styles>
  <office:body>
    <office:text text:use-soft-page-breaks="true">
      <text:p text:style-name="P1">Assignment Template Form (Vehicle Inventory System)</text:p>
      <text:p text:style-name="P2"/>
      <text:p text:style-name="P3">Student name: Muhammad Qasim Khokhar Awan</text:p>
      <text:p text:style-name="P4">Student number: 14050520</text:p>
      <text:p text:style-name="P5"/>
      <text:p text:style-name="P6">Assignment Functionality Completed:</text:p>
      <text:p text:style-name="P7"/>
      <text:p text:style-name="P8">Vehicle class implemented</text:p>
      <text:p text:style-name="P9"><text:span text:style-name="T10">✓</text:span><text:span text:style-name="T11"><text:s/>Vehicle class fully implemented and tested</text:span></text:p>
      <text:p text:style-name="P12"/>
      <text:p text:style-name="P13">VehicleDAO CRUD methods implemented</text:p>
      <text:p text:style-name="P14"><text:span text:style-name="T15">✓</text:span><text:span text:style-name="T16"><text:tab/>Method to connect to the vehicle database</text:span></text:p>
      <text:p text:style-name="P17"><text:span text:style-name="T18">✓</text:span><text:span text:style-name="T19"><text:tab/>Method to return all vehicles stored in the database</text:span></text:p>
      <text:p text:style-name="P20"><text:span text:style-name="T21">✓</text:span><text:span text:style-name="T22"><text:tab/>Method to return a single vehicle based on ID</text:span></text:p>
      <text:p text:style-name="P23"><text:span text:style-name="T24">✓</text:span><text:span text:style-name="T25"><text:tab/>Method to insert vehicle into database</text:span></text:p>
      <text:p text:style-name="P26"><text:span text:style-name="T27">✓</text:span><text:span text:style-name="T28"><text:tab/>Method to update details of a<text:s/></text:span><text:span text:style-name="T29">vehicle stored in the database based on ID</text:span></text:p>
      <text:p text:style-name="P30"><text:span text:style-name="T31">✓</text:span><text:span text:style-name="T32"><text:tab/>Method to delete vehicle in database based on ID</text:span></text:p>
      <text:p text:style-name="P33"><text:span text:style-name="T34">✓</text:span><text:span text:style-name="T35"><text:s/></text:span><text:span text:style-name="T36"><text:tab/>Use of prepared statements</text:span></text:p>
      <text:p text:style-name="P37"/>
      <text:p text:style-name="Standard"><text:span text:style-name="T38">Console menu system incorporated</text:span></text:p>
      <text:p text:style-name="P39"><text:span text:style-name="T40">✓</text:span><text:span text:style-name="T41"><text:tab/>Application has a menu system to allow CRUD methods to be fully tested</text:span></text:p>
      <text:p text:style-name="P42"/>
      <text:p text:style-name="P43">Web Front-End</text:p>
      <text:p text:style-name="P44"><text:span text:style-name="T45">✓</text:span><text:span text:style-name="T46"><text:tab/></text:span><text:span text:style-name="T47">Server connects to database and vehicles displayed using an HTML table</text:span></text:p>
      <text:p text:style-name="P48"><text:span text:style-name="T49">✓</text:span><text:span text:style-name="T50"><text:tab/>Server incorporates administrator log-in</text:span></text:p>
      <text:p text:style-name="P51"><text:span text:style-name="T52">✓</text:span><text:span text:style-name="T53"><text:tab/>Administrator can add new vehicle</text:span></text:p>
      <text:p text:style-name="P54"><text:span text:style-name="T55">✓</text:span><text:span text:style-name="T56"><text:tab/>Administrator can update existing vehicle</text:span></text:p>
      <text:p text:style-name="P57"><text:span text:style-name="T58">✓</text:span><text:span text:style-name="T59"><text:tab/>Administrator can delete vehicle</text:span></text:p>
      <text:p text:style-name="P60"/>
      <text:p text:style-name="P61">Advanced Features</text:p>
      <text:p text:style-name="P62"><text:span text:style-name="T63">✓</text:span><text:span text:style-name="T64"><text:s text:c="5"/>Check the validity of licence registrations (regular expressions)</text:span></text:p>
      <text:p text:style-name="P65"><text:span text:style-name="T66">✓</text:span><text:span text:style-name="T67"><text:s/></text:span><text:span text:style-name="T68"><text:tab/>Server allows a user to search the inventory by make, model and price range</text:span></text:p>
      <text:p text:style-name="P69"><text:span text:style-name="T70">✓</text:span><text:span text:style-name="T71"><text:tab/>Security features (password hashing, temporary password generation)</text:span></text:p>
      <text:p text:style-name="P72"><text:span text:style-name="T73">✓</text:span><text:span text:style-name="T74"><text:s/></text:span><text:span text:style-name="T75"><text:tab/>Vehicle sales recorded</text:span></text:p>
      <text:p text:style-name="P76"/>
      <text:p text:style-name="P77"><text:span text:style-name="T78">Additiona</text:span><text:span text:style-name="T79">l Comments</text:span></text:p>
      <text:p text:style-name="P80"><text:span text:style-name="T81">Please indicate any features that have been partially implemented or any other issues that need to be drawn to the attention of the markers.</text:span>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Qasim Awan</meta:initial-creator>
    <dc:creator>Muhammad Qasim Khokhar Awan</dc:creator>
    <meta:creation-date>2019-01-11T16:03:00Z</meta:creation-date>
    <dc:date>2019-01-11T16:03:00Z</dc:date>
    <meta:template xlink:href="Normal.dotm" xlink:type="simple"/>
    <meta:editing-cycles>2</meta:editing-cycles>
    <meta:editing-duration>PT120S</meta:editing-duration>
    <meta:document-statistic meta:page-count="1" meta:paragraph-count="2" meta:word-count="207" meta:character-count="1390" meta:row-count="9" meta:non-whitespace-character-count="1185"/>
  </office:meta>
</office:document-meta>
</file>